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ny" style:master-page-name="MP0" style:family="paragraph">
      <style:paragraph-properties fo:break-before="page"/>
      <style:text-properties fo:language="en" fo:country="US"/>
    </style:style>
    <style:style style:name="T2" style:parent-style-name="Domyślnaczcionkaakapitu" style:family="text">
      <style:text-properties fo:language="en" fo:country="US"/>
    </style:style>
    <style:style style:name="T3" style:parent-style-name="Domyślnaczcionkaakapitu" style:family="text">
      <style:text-properties fo:language="en" fo:country="US"/>
    </style:style>
    <style:style style:name="T4" style:parent-style-name="Domyślnaczcionkaakapitu" style:family="text">
      <style:text-properties fo:language="en" fo:country="US"/>
    </style:style>
  </office:automatic-styles>
  <office:body>
    <office:text text:use-soft-page-breaks="true">
      <text:p text:style-name="P1">This is sample doc</text:p>
      <text:p text:style-name="Normalny"><text:span text:style-name="T2">In<text:s/></text:span><text:span text:style-name="T3">otd</text:span><text:span text:style-name="T4"><text:s/>forma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hmura</meta:initial-creator>
    <dc:creator>Chmura</dc:creator>
    <meta:creation-date>2015-04-23T12:28:00Z</meta:creation-date>
    <dc:date>2015-04-23T12:28:00Z</dc:date>
    <meta:template xlink:href="Normal.dotm" xlink:type="simple"/>
    <meta:editing-cycles>2</meta:editing-cycles>
    <meta:editing-duration>PT0S</meta:editing-duration>
    <meta:document-statistic meta:page-count="1" meta:paragraph-count="1" meta:word-count="4" meta:character-count="32" meta:row-count="1" meta:non-whitespace-character-count="29"/>
  </office:meta>
</office:document-meta>
</file>